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1542EB17FEA90DD30CB.jpg" manifest:media-type="image/jpeg"/>
  <manifest:file-entry manifest:full-path="Pictures/1000000100000448000002844CB4CB53972C8080.png" manifest:media-type="image/png"/>
  <manifest:file-entry manifest:full-path="Pictures/10000001000006780000062E057E99E621038D87.png" manifest:media-type="image/png"/>
  <manifest:file-entry manifest:full-path="Pictures/10000001000003200000011B0F1A543F0C71BBFC.png" manifest:media-type="image/png"/>
  <manifest:file-entry manifest:full-path="Pictures/1000000000000377000002D3B96E47B5BE977B48.jpg" manifest:media-type="image/jpeg"/>
  <manifest:file-entry manifest:full-path="Pictures/100000000000044A000002ADE5F1BE3DC5874794.jpg" manifest:media-type="image/jpeg"/>
  <manifest:file-entry manifest:full-path="Pictures/1000000100000419000001652FF4599E6B7500E0.png" manifest:media-type="image/png"/>
  <manifest:file-entry manifest:full-path="Pictures/10000000000004F9000002F2B33F33AA4204D388.jpg" manifest:media-type="image/jpeg"/>
  <manifest:file-entry manifest:full-path="Pictures/10000001000002960000020CC39CA68321B6888F.png" manifest:media-type="image/png"/>
  <manifest:file-entry manifest:full-path="Pictures/100000010000025500000212DB51FDCC80579006.png" manifest:media-type="image/png"/>
  <manifest:file-entry manifest:full-path="Pictures/100000000000044A0000029862962D6E1A083B62.jpg" manifest:media-type="image/jpeg"/>
  <manifest:file-entry manifest:full-path="Pictures/100000010000044B0000028BD60B99BC553D6850.png" manifest:media-type="image/png"/>
  <manifest:file-entry manifest:full-path="Pictures/10000001000004400000027F2F2D8E21E94FEB82.png" manifest:media-type="image/png"/>
  <manifest:file-entry manifest:full-path="Pictures/10000001000003A6000001656F9F4CC740376CFF.png" manifest:media-type="image/png"/>
  <manifest:file-entry manifest:full-path="Pictures/100000010000031B0000020E5AD70008CD5CDA1D.png" manifest:media-type="image/png"/>
  <manifest:file-entry manifest:full-path="Pictures/10000001000004440000014595735304A4807DD1.png" manifest:media-type="image/png"/>
  <manifest:file-entry manifest:full-path="Pictures/10000000000003F7000002CC27960EB9991AB02D.jpg" manifest:media-type="image/jpeg"/>
  <manifest:file-entry manifest:full-path="Pictures/10000001000001B6000001E5E775AAFE5991EC56.png" manifest:media-type="image/png"/>
  <manifest:file-entry manifest:full-path="Pictures/10000001000006670000017803EAD432E4E80DA0.png" manifest:media-type="image/png"/>
  <manifest:file-entry manifest:full-path="Pictures/100000010000027800000145C01CA75AAFB21A26.png" manifest:media-type="image/png"/>
  <manifest:file-entry manifest:full-path="Pictures/10000000000001A2000000E7D922BA9137715626.jpg" manifest:media-type="image/jpeg"/>
  <manifest:file-entry manifest:full-path="Pictures/100000000000019F000000E677D24B74EF70F6AC.jpg" manifest:media-type="image/jpeg"/>
  <manifest:file-entry manifest:full-path="Pictures/100000010000024B000001C62A9E8BD78BD75413.png" manifest:media-type="image/png"/>
  <manifest:file-entry manifest:full-path="Pictures/10000001000001C50000005344AC415ACACA7894.png" manifest:media-type="image/png"/>
  <manifest:file-entry manifest:full-path="Pictures/100000010000026B000001DC2412705B07FBC060.png" manifest:media-type="image/png"/>
  <manifest:file-entry manifest:full-path="Pictures/1000000100000276000000A6653FC8D0A01453BC.png" manifest:media-type="image/png"/>
  <manifest:file-entry manifest:full-path="Pictures/10000001000001DE00000107106E538939722B10.png" manifest:media-type="image/png"/>
  <manifest:file-entry manifest:full-path="Pictures/100000010000045F000002706DD82A8E2A386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Text_20_body">
      <style:text-properties officeooo:rsid="0037186b" officeooo:paragraph-rsid="004ae578"/>
    </style:style>
    <style:style style:name="P26" style:family="paragraph" style:parent-style-name="Standard">
      <style:text-properties officeooo:rsid="003d3279" officeooo:paragraph-rsid="00611db5"/>
    </style:style>
    <style:style style:name="P27" style:family="paragraph" style:parent-style-name="Standard">
      <style:text-properties officeooo:rsid="003d3279" officeooo:paragraph-rsid="00655053"/>
    </style:style>
    <style:style style:name="P28" style:family="paragraph" style:parent-style-name="Standard">
      <style:text-properties officeooo:rsid="003fcd00" officeooo:paragraph-rsid="003fcd00"/>
    </style:style>
    <style:style style:name="P29" style:family="paragraph" style:parent-style-name="Standard">
      <style:text-properties officeooo:rsid="0041a438" officeooo:paragraph-rsid="0041a438"/>
    </style:style>
    <style:style style:name="P30" style:family="paragraph" style:parent-style-name="Standard">
      <style:text-properties officeooo:rsid="004240fc" officeooo:paragraph-rsid="004240fc"/>
    </style:style>
    <style:style style:name="P31" style:family="paragraph" style:parent-style-name="Standard">
      <style:text-properties officeooo:rsid="004240fc" officeooo:paragraph-rsid="006c724d"/>
    </style:style>
    <style:style style:name="P32" style:family="paragraph" style:parent-style-name="Standard">
      <style:text-properties officeooo:rsid="00473574" officeooo:paragraph-rsid="0037186b"/>
    </style:style>
    <style:style style:name="P33" style:family="paragraph" style:parent-style-name="Standard">
      <style:text-properties officeooo:rsid="004b8ad1" officeooo:paragraph-rsid="004b8ad1"/>
    </style:style>
    <style:style style:name="P34" style:family="paragraph" style:parent-style-name="Standard">
      <style:text-properties officeooo:rsid="004ff380" officeooo:paragraph-rsid="004ff380"/>
    </style:style>
    <style:style style:name="P35" style:family="paragraph" style:parent-style-name="Standard">
      <style:text-properties officeooo:rsid="00519e84" officeooo:paragraph-rsid="00519e84"/>
    </style:style>
    <style:style style:name="P36" style:family="paragraph" style:parent-style-name="Standard">
      <style:text-properties officeooo:rsid="005233a5" officeooo:paragraph-rsid="005233a5"/>
    </style:style>
    <style:style style:name="P37" style:family="paragraph" style:parent-style-name="Standard">
      <style:text-properties officeooo:rsid="0053a8b3" officeooo:paragraph-rsid="0053a8b3"/>
    </style:style>
    <style:style style:name="P38" style:family="paragraph" style:parent-style-name="Standard">
      <style:text-properties officeooo:rsid="00558286" officeooo:paragraph-rsid="00558286"/>
    </style:style>
    <style:style style:name="P39" style:family="paragraph" style:parent-style-name="Standard">
      <style:text-properties officeooo:rsid="005632ea" officeooo:paragraph-rsid="005632ea"/>
    </style:style>
    <style:style style:name="P40" style:family="paragraph" style:parent-style-name="Standard">
      <style:text-properties officeooo:rsid="0056ffdc" officeooo:paragraph-rsid="0056ffdc"/>
    </style:style>
    <style:style style:name="P41" style:family="paragraph" style:parent-style-name="Standard">
      <style:text-properties officeooo:rsid="0057c05d" officeooo:paragraph-rsid="0057c05d"/>
    </style:style>
    <style:style style:name="P42" style:family="paragraph" style:parent-style-name="Standard">
      <style:text-properties officeooo:rsid="0058f2b4" officeooo:paragraph-rsid="0058f2b4"/>
    </style:style>
    <style:style style:name="P43" style:family="paragraph" style:parent-style-name="Standard">
      <style:text-properties officeooo:rsid="005a5c4c" officeooo:paragraph-rsid="005a5c4c"/>
    </style:style>
    <style:style style:name="P44" style:family="paragraph" style:parent-style-name="Standard">
      <style:text-properties officeooo:paragraph-rsid="00519e84"/>
    </style:style>
    <style:style style:name="P45" style:family="paragraph" style:parent-style-name="Standard">
      <style:text-properties officeooo:rsid="005c63a0" officeooo:paragraph-rsid="0053a8b3"/>
    </style:style>
    <style:style style:name="P46" style:family="paragraph" style:parent-style-name="Standard">
      <style:text-properties officeooo:rsid="005c63a0" officeooo:paragraph-rsid="005c63a0"/>
    </style:style>
    <style:style style:name="P47" style:family="paragraph" style:parent-style-name="Standard">
      <style:text-properties officeooo:rsid="0037dae0" officeooo:paragraph-rsid="005c63a0"/>
    </style:style>
    <style:style style:name="P48" style:family="paragraph" style:parent-style-name="Standard">
      <style:text-properties officeooo:rsid="005e91c1" officeooo:paragraph-rsid="005e91c1"/>
    </style:style>
    <style:style style:name="P49" style:family="paragraph" style:parent-style-name="Standard">
      <style:text-properties officeooo:rsid="005e91c1" officeooo:paragraph-rsid="005fec55"/>
    </style:style>
    <style:style style:name="P50" style:family="paragraph" style:parent-style-name="Standard">
      <style:paragraph-properties fo:break-before="page"/>
      <style:text-properties officeooo:rsid="005e91c1" officeooo:paragraph-rsid="005fec55"/>
    </style:style>
    <style:style style:name="P51" style:family="paragraph" style:parent-style-name="Standard">
      <style:text-properties officeooo:rsid="002ce8f4" officeooo:paragraph-rsid="002ce8f4"/>
    </style:style>
    <style:style style:name="P52" style:family="paragraph" style:parent-style-name="Standard">
      <style:text-properties officeooo:rsid="005fec55" officeooo:paragraph-rsid="005fec55"/>
    </style:style>
    <style:style style:name="P53" style:family="paragraph" style:parent-style-name="Standard">
      <style:paragraph-properties fo:break-before="page"/>
      <style:text-properties officeooo:rsid="005fec55" officeooo:paragraph-rsid="005fec55"/>
    </style:style>
    <style:style style:name="P54" style:family="paragraph" style:parent-style-name="Standard">
      <style:text-properties officeooo:rsid="00276512" officeooo:paragraph-rsid="00276512"/>
    </style:style>
    <style:style style:name="P55" style:family="paragraph" style:parent-style-name="Standard">
      <style:text-properties officeooo:rsid="00276512" officeooo:paragraph-rsid="005fec55"/>
    </style:style>
    <style:style style:name="P56" style:family="paragraph" style:parent-style-name="Standard">
      <style:text-properties officeooo:rsid="00276512" officeooo:paragraph-rsid="00611db5"/>
    </style:style>
    <style:style style:name="P57" style:family="paragraph" style:parent-style-name="Standard">
      <style:text-properties officeooo:paragraph-rsid="005fec55"/>
    </style:style>
    <style:style style:name="P58" style:family="paragraph" style:parent-style-name="Standard">
      <style:text-properties fo:color="#c9211e" loext:opacity="100%" officeooo:rsid="00611db5" officeooo:paragraph-rsid="00611db5"/>
    </style:style>
    <style:style style:name="P59" style:family="paragraph" style:parent-style-name="Standard">
      <style:text-properties officeooo:paragraph-rsid="00611db5"/>
    </style:style>
    <style:style style:name="P60" style:family="paragraph" style:parent-style-name="Standard">
      <style:text-properties officeooo:rsid="00611db5" officeooo:paragraph-rsid="00611db5"/>
    </style:style>
    <style:style style:name="P61" style:family="paragraph" style:parent-style-name="Standard">
      <style:paragraph-properties fo:break-before="page"/>
      <style:text-properties officeooo:rsid="00611db5" officeooo:paragraph-rsid="00611db5"/>
    </style:style>
    <style:style style:name="P62" style:family="paragraph" style:parent-style-name="Standard">
      <style:text-properties officeooo:rsid="00628dde" officeooo:paragraph-rsid="00628dde"/>
    </style:style>
    <style:style style:name="P63" style:family="paragraph" style:parent-style-name="Standard">
      <style:paragraph-properties fo:break-before="page"/>
      <style:text-properties officeooo:rsid="00628dde" officeooo:paragraph-rsid="00628dde"/>
    </style:style>
    <style:style style:name="P64" style:family="paragraph" style:parent-style-name="Standard">
      <style:text-properties officeooo:rsid="0064514a" officeooo:paragraph-rsid="0064514a"/>
    </style:style>
    <style:style style:name="P65" style:family="paragraph" style:parent-style-name="Standard">
      <style:text-properties officeooo:rsid="00655053" officeooo:paragraph-rsid="00655053"/>
    </style:style>
    <style:style style:name="P66" style:family="paragraph" style:parent-style-name="Standard">
      <style:text-properties officeooo:rsid="00655053" officeooo:paragraph-rsid="0067a5dc"/>
    </style:style>
    <style:style style:name="P67" style:family="paragraph" style:parent-style-name="Standard">
      <style:text-properties officeooo:rsid="002fe22e" officeooo:paragraph-rsid="0067a5dc"/>
    </style:style>
    <style:style style:name="P68" style:family="paragraph" style:parent-style-name="Standard">
      <style:text-properties officeooo:rsid="0031fdfd" officeooo:paragraph-rsid="00681dd8"/>
    </style:style>
    <style:style style:name="P69" style:family="paragraph" style:parent-style-name="Standard">
      <style:text-properties officeooo:rsid="00681dd8" officeooo:paragraph-rsid="00681dd8"/>
    </style:style>
    <style:style style:name="P70" style:family="paragraph" style:parent-style-name="Standard">
      <style:text-properties officeooo:rsid="003bbd9d" officeooo:paragraph-rsid="00683566"/>
    </style:style>
    <style:style style:name="P71" style:family="paragraph" style:parent-style-name="Standard">
      <style:text-properties officeooo:rsid="0039d673" officeooo:paragraph-rsid="00683566"/>
    </style:style>
    <style:style style:name="P72" style:family="paragraph" style:parent-style-name="Standard">
      <style:text-properties officeooo:rsid="006a34d7" officeooo:paragraph-rsid="006a34d7"/>
    </style:style>
    <style:style style:name="P73" style:family="paragraph" style:parent-style-name="Standard">
      <style:text-properties officeooo:paragraph-rsid="006b5106"/>
    </style:style>
    <style:style style:name="P74" style:family="paragraph" style:parent-style-name="Standard">
      <style:text-properties officeooo:rsid="002b516f" officeooo:paragraph-rsid="0067a5dc"/>
    </style:style>
    <style:style style:name="P75" style:family="paragraph" style:parent-style-name="Standard">
      <style:text-properties officeooo:rsid="0043afd0" officeooo:paragraph-rsid="006a34d7"/>
    </style:style>
    <style:style style:name="P76" style:family="paragraph" style:parent-style-name="Standard">
      <style:text-properties fo:font-style="italic" officeooo:rsid="0037186b" officeooo:paragraph-rsid="0037186b" style:font-style-asian="italic" style:font-style-complex="italic"/>
    </style:style>
    <style:style style:name="P77" style:family="paragraph" style:parent-style-name="Standard">
      <style:text-properties fo:font-style="italic" officeooo:rsid="0037186b" officeooo:paragraph-rsid="006a34d7" style:font-style-asian="italic" style:font-style-complex="italic"/>
    </style:style>
    <style:style style:name="P78" style:family="paragraph" style:parent-style-name="Standard">
      <style:text-properties fo:font-style="italic" officeooo:rsid="0037186b" officeooo:paragraph-rsid="006c724d" style:font-style-asian="italic" style:font-style-complex="italic"/>
    </style:style>
    <style:style style:name="P79" style:family="paragraph" style:parent-style-name="Standard">
      <style:text-properties fo:font-style="italic" officeooo:rsid="00473574" officeooo:paragraph-rsid="0037186b" style:font-style-asian="italic" style:font-style-complex="italic"/>
    </style:style>
    <style:style style:name="P80" style:family="paragraph" style:parent-style-name="Standard">
      <style:text-properties officeooo:paragraph-rsid="006aad82"/>
    </style:style>
    <style:style style:name="P81" style:family="paragraph" style:parent-style-name="Standard">
      <style:text-properties fo:font-style="normal" officeooo:rsid="006aad82" officeooo:paragraph-rsid="006aad82" style:font-style-asian="normal" style:font-style-complex="normal"/>
    </style:style>
    <style:style style:name="P82" style:family="paragraph" style:parent-style-name="Standard">
      <style:text-properties officeooo:rsid="006b5106" officeooo:paragraph-rsid="006b5106"/>
    </style:style>
    <style:style style:name="P83" style:family="paragraph" style:parent-style-name="Standard">
      <style:text-properties officeooo:rsid="006c724d" officeooo:paragraph-rsid="006c724d"/>
    </style:style>
    <style:style style:name="P84" style:family="paragraph" style:parent-style-name="Standard">
      <style:text-properties officeooo:rsid="00709b3d" officeooo:paragraph-rsid="00709b3d"/>
    </style:style>
    <style:style style:name="P85" style:family="paragraph" style:parent-style-name="Standard">
      <style:text-properties officeooo:rsid="0070aa8c" officeooo:paragraph-rsid="0070aa8c"/>
    </style:style>
    <style:style style:name="P86" style:family="paragraph" style:parent-style-name="Standard">
      <style:text-properties officeooo:rsid="0070f840" officeooo:paragraph-rsid="0070f840"/>
    </style:style>
    <style:style style:name="P87" style:family="paragraph" style:parent-style-name="Text_20_body">
      <style:text-properties officeooo:paragraph-rsid="006a34d7"/>
    </style:style>
    <style:style style:name="P88" style:family="paragraph" style:parent-style-name="Text_20_body">
      <style:text-properties officeooo:rsid="006aad82" officeooo:paragraph-rsid="006aad82"/>
    </style:style>
    <style:style style:name="P89" style:family="paragraph" style:parent-style-name="Text_20_body">
      <style:text-properties officeooo:rsid="00721ad7" officeooo:paragraph-rsid="00721ad7"/>
    </style:style>
    <style:style style:name="P90" style:family="paragraph" style:parent-style-name="Text_20_body">
      <style:text-properties officeooo:paragraph-rsid="00721ad7"/>
    </style:style>
    <style:style style:name="P91" style:family="paragraph" style:parent-style-name="Text_20_body">
      <style:text-properties officeooo:rsid="00736e01" officeooo:paragraph-rsid="00736e01"/>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text-properties officeooo:paragraph-rsid="005c63a0"/>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text-properties officeooo:rsid="00721ad7" officeooo:paragraph-rsid="00721ad7"/>
    </style:style>
    <style:style style:name="P101" style:family="paragraph" style:parent-style-name="Heading_20_1" style:list-style-name="">
      <style:text-properties officeooo:rsid="004ae578" officeooo:paragraph-rsid="004ae578"/>
    </style:style>
    <style:style style:name="P102" style:family="paragraph" style:parent-style-name="Heading_20_1">
      <style:paragraph-properties fo:break-before="page"/>
      <style:text-properties officeooo:rsid="004ae578" officeooo:paragraph-rsid="004ae578"/>
    </style:style>
    <style:style style:name="P103" style:family="paragraph" style:parent-style-name="Heading_20_1">
      <style:paragraph-properties fo:break-before="page"/>
      <style:text-properties officeooo:paragraph-rsid="006c724d"/>
    </style:style>
    <style:style style:name="P104" style:family="paragraph" style:parent-style-name="Heading_20_1">
      <style:text-properties officeooo:paragraph-rsid="005c63a0"/>
    </style:style>
    <style:style style:name="P105" style:family="paragraph" style:parent-style-name="Heading_20_2">
      <style:text-properties officeooo:rsid="006a34d7" officeooo:paragraph-rsid="006a34d7"/>
    </style:style>
    <style:style style:name="P106" style:family="paragraph" style:parent-style-name="Heading_20_2" style:list-style-name=""/>
    <style:style style:name="P107" style:family="paragraph" style:parent-style-name="Heading_20_2" style:list-style-name="">
      <style:text-properties officeooo:paragraph-rsid="006b5106"/>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paragraph-rsid="006b5106"/>
    </style:style>
    <style:style style:name="P110" style:family="paragraph" style:parent-style-name="Standard" style:list-style-name="L1">
      <style:text-properties officeooo:rsid="00211e7a" officeooo:paragraph-rsid="0058f2b4"/>
    </style:style>
    <style:style style:name="P111" style:family="paragraph" style:parent-style-name="Standard" style:list-style-name="L2">
      <style:text-properties officeooo:rsid="0023d69b" officeooo:paragraph-rsid="0057c05d"/>
    </style:style>
    <style:style style:name="P112" style:family="paragraph" style:parent-style-name="Standard" style:list-style-name="L2">
      <style:text-properties officeooo:rsid="0025f812" officeooo:paragraph-rsid="0058f2b4"/>
    </style:style>
    <style:style style:name="P113" style:family="paragraph" style:parent-style-name="Standard" style:list-style-name="L2">
      <style:text-properties officeooo:rsid="0024f2f5" officeooo:paragraph-rsid="0057c05d"/>
    </style:style>
    <style:style style:name="P114" style:family="paragraph" style:parent-style-name="Standard" style:list-style-name="L3">
      <style:text-properties officeooo:rsid="002631d0" officeooo:paragraph-rsid="002631d0"/>
    </style:style>
    <style:style style:name="P115" style:family="paragraph" style:parent-style-name="Standard" style:list-style-name="L4">
      <style:text-properties officeooo:rsid="005a5c4c" officeooo:paragraph-rsid="005a5c4c"/>
    </style:style>
    <style:style style:name="P116" style:family="paragraph" style:parent-style-name="Standard">
      <style:text-properties officeooo:paragraph-rsid="006c724d"/>
    </style:style>
    <style:style style:name="P117" style:family="paragraph" style:parent-style-name="Standard">
      <style:text-properties officeooo:rsid="0079593c" officeooo:paragraph-rsid="006c724d"/>
    </style:style>
    <style:style style:name="P118" style:family="paragraph" style:parent-style-name="Standard">
      <style:text-properties officeooo:rsid="0079593c" officeooo:paragraph-rsid="0079593c"/>
    </style:style>
    <style:style style:name="P119" style:family="paragraph" style:parent-style-name="Standard">
      <style:text-properties fo:font-size="8pt" officeooo:rsid="0079593c" officeooo:paragraph-rsid="0079593c" style:font-size-asian="8pt" style:font-size-complex="8pt"/>
    </style:style>
    <style:style style:name="P120" style:family="paragraph" style:parent-style-name="Text_20_body">
      <style:text-properties officeooo:rsid="006aad82" officeooo:paragraph-rsid="00782f55"/>
    </style:style>
    <style:style style:name="P121" style:family="paragraph">
      <loext:graphic-properties draw:fill="none" draw:fill-color="#ffffff"/>
      <style:paragraph-properties style:writing-mode="lr-tb"/>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fo:font-size="8pt" style:font-size-asian="8pt" style:font-size-complex="8pt"/>
    </style:style>
    <style:style style:name="T57" style:family="text">
      <style:text-properties style:font-name="Courier New" fo:font-size="10pt" style:font-size-asian="10pt" style:font-size-complex="10pt"/>
    </style:style>
    <style:style style:name="T58" style:family="text">
      <style:text-properties style:font-name="Courier New"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3"/>
      <text:p text:style-name="P33">This document describes the steps I used to design, purchase and deploy a curved screen for the Hornet. <text:s/>The screen is also able to be used for helicopter flights.</text:p>
      <text:p text:style-name="P33"/>
      <text:p text:style-name="P33">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854_911875782" text:style-name="Index_20_Link" text:visited-style-name="Index_20_Link">Introduction<text:tab/>1</text:a></text:p>
          <text:p text:style-name="P96"><text:a xlink:type="simple" xlink:href="#__RefHeading___Toc1856_911875782" text:style-name="Index_20_Link" text:visited-style-name="Index_20_Link">Design the Screen<text:tab/>1</text:a></text:p>
          <text:p text:style-name="P96"><text:a xlink:type="simple" xlink:href="#__RefHeading___Toc1858_911875782" text:style-name="Index_20_Link" text:visited-style-name="Index_20_Link">Purchasing the Screen<text:tab/>2</text:a></text:p>
          <text:p text:style-name="P96"><text:a xlink:type="simple" xlink:href="#__RefHeading___Toc1860_911875782" text:style-name="Index_20_Link" text:visited-style-name="Index_20_Link">Configuring the PC<text:tab/>4</text:a></text:p>
          <text:p text:style-name="P96"><text:a xlink:type="simple" xlink:href="#__RefHeading___Toc1862_911875782" text:style-name="Index_20_Link" text:visited-style-name="Index_20_Link">Calibrating the Screen<text:tab/>4</text:a></text:p>
          <text:p text:style-name="P97"><text:a xlink:type="simple" xlink:href="#__RefHeading___Toc1864_911875782" text:style-name="Index_20_Link" text:visited-style-name="Index_20_Link">Getting started with Calibration Pro<text:tab/>5</text:a></text:p>
          <text:p text:style-name="P96"><text:a xlink:type="simple" xlink:href="#__RefHeading___Toc2037_3284228719" text:style-name="Index_20_Link" text:visited-style-name="Index_20_Link">Immersaview Pro<text:tab/>15</text:a></text:p>
          <text:p text:style-name="P96"><text:a xlink:type="simple" xlink:href="#__RefHeading___Toc2039_3284228719" text:style-name="Index_20_Link" text:visited-style-name="Index_20_Link">Immersive Display Pro Operations<text:tab/>17</text:a></text:p>
          <text:p text:style-name="P96"><text:a xlink:type="simple" xlink:href="#__RefHeading___Toc1161_3795089835" text:style-name="Index_20_Link" text:visited-style-name="Index_20_Link">Configuring a Display Mask<text:tab/>17</text:a></text:p>
          <text:p text:style-name="P96"><text:a xlink:type="simple" xlink:href="#__RefHeading___Toc2041_3284228719" text:style-name="Index_20_Link" text:visited-style-name="Index_20_Link">DCS Configuration and Operations<text:tab/>18</text:a></text:p>
          <text:p text:style-name="P96"><text:a xlink:type="simple" xlink:href="#__RefHeading___Toc1868_911875782" text:style-name="Index_20_Link" text:visited-style-name="Index_20_Link">Setting up separate screens for MSFS<text:tab/>20</text:a></text:p>
          <text:p text:style-name="P97"><text:a xlink:type="simple" xlink:href="#__RefHeading___Toc1096_938958823" text:style-name="Index_20_Link" text:visited-style-name="Index_20_Link">Configure Zoom in Immersive View Pro<text:tab/>21</text:a></text:p>
          <text:p text:style-name="P97"><text:a xlink:type="simple" xlink:href="#__RefHeading___Toc1098_938958823" text:style-name="Index_20_Link" text:visited-style-name="Index_20_Link">Configure Multi-View<text:tab/>21</text:a></text:p>
          <text:p text:style-name="P97"><text:a xlink:type="simple" xlink:href="#__RefHeading___Toc1100_938958823" text:style-name="Index_20_Link" text:visited-style-name="Index_20_Link">Disable Interior View<text:tab/>24</text:a></text:p>
          <text:p text:style-name="P97"><text:a xlink:type="simple" xlink:href="#__RefHeading___Toc1102_938958823" text:style-name="Index_20_Link" text:visited-style-name="Index_20_Link">Modify the Aircraft Camera Definition<text:tab/>25</text:a></text:p>
          <text:p text:style-name="P96"><text:a xlink:type="simple" xlink:href="#__RefHeading___Toc1870_911875782" text:style-name="Index_20_Link" text:visited-style-name="Index_20_Link">MSFS Triple Screen Calibration utility<text:tab/>26</text:a></text:p>
          <text:p text:style-name="P96"><text:a xlink:type="simple" xlink:href="#__RefHeading___Toc1163_3795089835" text:style-name="Index_20_Link" text:visited-style-name="Index_20_Link">CMDNET<text:tab/>27</text:a></text:p>
          <text:p text:style-name="P96"><text:a xlink:type="simple" xlink:href="#__RefHeading___Toc2045_3284228719" text:style-name="Index_20_Link" text:visited-style-name="Index_20_Link">Fault finding with ATI Card<text:tab/>27</text:a></text:p>
        </text:index-body>
      </text:table-of-content>
      <text:p text:style-name="P33"/>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4"/>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4"><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5"/>
      <text:h text:style-name="P98" text:outline-level="1"/>
      <text:h text:style-name="P99" text:outline-level="1"><text:bookmark-start text:name="__RefHeading___Toc1860_911875782"/>Configuring the PC<text:bookmark-end text:name="__RefHeading___Toc1860_911875782"/></text:h>
      <text:p text:style-name="P37"/>
      <text:p text:style-name="P38">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8"/>
      <text:p text:style-name="P38">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8"/>
      <text:p text:style-name="P39">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9"/>
      <text:p text:style-name="P40">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9"/>
      <text:p text:style-name="P39">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9"/>
      <text:p text:style-name="P9">AMD Software </text:p>
      <text:list text:style-name="L1">
        <text:list-item>
          <text:p text:style-name="P110">Display. There should be three displays listed. </text:p>
        </text:list-item>
        <text:list-item>
          <text:p text:style-name="P110">Scroll down to the bottom and Select Eyefinity, Combine multiple displays to act as one.</text:p>
        </text:list-item>
        <text:list-item>
          <text:p text:style-name="P110">The software will then <text:span text:style-name="T2">attempt to group the displays. <text:s/>The displays can be arranged after they have been grouped.</text:span></text:p>
        </text:list-item>
      </text:list>
      <text:p text:style-name="P39"/>
      <text:p text:style-name="P39">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5"/>
      <text:p text:style-name="P36">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6"/>
      <text:p text:style-name="P37"><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7"/>
      <text:p text:style-name="P37">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5"/>
      <text:h text:style-name="Heading_20_2" text:outline-level="2"><text:bookmark-start text:name="__RefHeading___Toc1864_911875782"/>Getting started with Calibration Pro <text:bookmark-end text:name="__RefHeading___Toc1864_911875782"/></text:h>
      <text:p text:style-name="P41"/>
      <text:p text:style-name="P48">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8"/>
      <text:p text:style-name="P48"><draw:frame draw:style-name="fr1" draw:name="Image10" text:anchor-type="char" svg:width="17cm" svg:height="6.013cm" draw:z-index="17"><draw:image xlink:href="Pictures/10000001000003200000011B0F1A543F0C71BBFC.png" xlink:type="simple" xlink:show="embed" xlink:actuate="onLoad" draw:mime-type="image/png"/></draw:frame></text:p>
      <text:p text:style-name="P41"/>
      <text:p text:style-name="P41">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7"/>
      <text:list text:style-name="L2">
        <text:list-item>
          <text:p text:style-name="P111">Download and install Calibration Pro. It installed in the Downloads Directory.</text:p>
        </text:list-item>
        <text:list-item>
          <text:p text:style-name="P112">Install Github Desktop and clone the Repo. This should be used <text:span text:style-name="T4">to</text:span> save the configuration settings.</text:p>
        </text:list-item>
        <text:list-item>
          <text:p text:style-name="P113">Disable the Windows Firewall (this may not be necessary)</text:p>
        </text:list-item>
        <text:list-item>
          <text:p text:style-name="P113">Run the INSTALL_FIRST_BONJOUR batch file, without this the Server will not find the client.</text:p>
        </text:list-item>
      </text:list>
      <text:p text:style-name="P37"/>
      <text:p text:style-name="P2"/>
      <text:p text:style-name="P42">The client module must be started first, and projectors mapped. <text:s/>Once this is done the server process can be started.</text:p>
      <text:p text:style-name="P2"/>
      <text:p text:style-name="P12"><text:soft-page-break/>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7" draw:name="Image1" text:anchor-type="char" svg:x="0.487cm" svg:y="0.827cm" svg:width="10.795cm" svg:height="8.996cm" draw:z-index="5"><draw:image xlink:href="Pictures/1000000000000198000001542EB17FEA90DD30CB.jpg" xlink:type="simple" xlink:show="embed" xlink:actuate="onLoad" draw:mime-type="image/jpeg"/></draw:frame></text:p>
      <text:p text:style-name="P13"/>
      <text:p text:style-name="P16"><text:soft-page-break/>For my project this is .\Hornet Documentation\Fly Elise and then either 4K or 1080.</text:p>
      <text:p text:style-name="P16">Once the screens are aligned explicitly set the save folder to the same directory. <text:s/>I’m exporting the following</text:p>
      <text:list text:style-name="L3">
        <text:list-item>
          <text:p text:style-name="P114">Procalib Warp &amp; Blend</text:p>
          <text:list>
            <text:list-item>
              <text:p text:style-name="P114">Single frustum (single.procalib)</text:p>
            </text:list-item>
            <text:list-item>
              <text:p text:style-name="P114">(Perspective) Multi frustums (multi.procalib)</text:p>
            </text:list-item>
          </text:list>
        </text:list-item>
        <text:list-item>
          <text:p text:style-name="P114">Microsoft Flight Simulator</text:p>
          <text:list>
            <text:list-item>
              <text:p text:style-name="P114">MSFS Multi-PC (single Projector per PC) [Experimental]</text:p>
            </text:list-item>
            <text:list-item>
              <text:p text:style-name="P114">Was unable to select MSFS Single-PC (Multi-view) [Experimental]. <text:s/>Unsure why – currently running Calibration Pro 5.1.1</text:p>
            </text:list-item>
          </text:list>
        </text:list-item>
        <text:list-item>
          <text:p text:style-name="P114">DCS</text:p>
          <text:list>
            <text:list-item>
              <text:p text:style-name="P114">DCS World (MonitorSetup.lua)</text:p>
            </text:list-item>
          </text:list>
        </text:list-item>
      </text:list>
      <text:p text:style-name="P16"/>
      <text:p text:style-name="P16"/>
      <text:p text:style-name="P51">If creating a new project – after creating the new folder and saving the project, go to export and EXPLICITLY set the export folder – otherwise yo<text:span text:style-name="T24">u run the risk</text:span> be stomping over the previous projects export.</text:p>
      <text:p text:style-name="P51"/>
      <text:p text:style-name="P52">In step 1 the projectors are selected and mapped. <text:s/></text:p>
      <text:p text:style-name="P51"><draw:frame draw:style-name="fr4" draw:name="Image2" text:anchor-type="char" svg:width="17cm" svg:height="10.605cm" draw:z-index="6"><draw:image xlink:href="Pictures/100000000000044A000002ADE5F1BE3DC5874794.jpg" xlink:type="simple" xlink:show="embed" xlink:actuate="onLoad" draw:mime-type="image/jpeg"/></draw:frame></text:p>
      <text:p text:style-name="P49"><text:line-break/></text:p>
      <text:p text:style-name="P50">In order for Calibration Pro to create a correct warp, the physical screen dimensions are need<text:span text:style-name="T28">ed</text:span>. <text:span text:style-name="T28">So in Step 2 we describe the screen.</text:span></text:p>
      <text:p text:style-name="P51"/>
      <text:p text:style-name="P52">Screen shape is horseshoe.</text:p>
      <text:p text:style-name="P55">Radius 2.000m, begin Vertical -0.8 End Vertical 1.6 Centre 0.8, Leg Length 1.0</text:p>
      <text:p text:style-name="P57"><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8"/>
      <text:p text:style-name="P55"/>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4"/>
      <text:p text:style-name="P53">Step 3 involves determining how many columns are assigned to each screen for calibration. <text:s/>As we have three projectors three views are needed.</text:p>
      <text:p text:style-name="P54"/>
      <table:table table:name="Table1" table:style-name="Table1" table:template-name="Academic">
        <table:table-column table:style-name="Table1.A" table:number-columns-repeated="3"/>
        <table:table-column table:style-name="Table1.D"/>
        <table:table-row>
          <table:table-cell table:style-name="Table1.A1" office:value-type="string">
            <text:p text:style-name="P92"/>
          </table:table-cell>
          <table:table-cell table:style-name="Table1.A1" office:value-type="string">
            <text:p text:style-name="P93">Begin Column</text:p>
          </table:table-cell>
          <table:table-cell table:style-name="Table1.A1" office:value-type="string">
            <text:p text:style-name="P94">Number of Columns</text:p>
          </table:table-cell>
          <table:table-cell table:style-name="Table1.A1" office:value-type="string">
            <text:p text:style-name="P94">End Column (derived)</text:p>
          </table:table-cell>
        </table:table-row>
        <table:table-row table:style-name="Table1.2">
          <table:table-cell table:style-name="Table1.A2" office:value-type="string">
            <text:p text:style-name="P94"/>
          </table:table-cell>
          <table:table-cell table:style-name="Table1.B2">
            <text:p text:style-name="P94"/>
          </table:table-cell>
          <table:table-cell table:style-name="Table1.B2">
            <text:p text:style-name="P94"/>
          </table:table-cell>
          <table:table-cell table:style-name="Table1.B2">
            <text:p text:style-name="P94"/>
          </table:table-cell>
        </table:table-row>
        <table:table-row table:style-name="Table1.2">
          <table:table-cell table:style-name="Table1.A2" office:value-type="string">
            <text:p text:style-name="P94">View 1</text:p>
          </table:table-cell>
          <table:table-cell table:style-name="Table1.B2" office:value-type="float" office:value="1">
            <text:p text:style-name="P94">1</text:p>
          </table:table-cell>
          <table:table-cell table:style-name="Table1.B2" office:value-type="float" office:value="13">
            <text:p text:style-name="P94">13</text:p>
          </table:table-cell>
          <table:table-cell table:style-name="Table1.B2" office:value-type="float" office:value="13">
            <text:p text:style-name="P94">13</text:p>
          </table:table-cell>
        </table:table-row>
        <table:table-row>
          <table:table-cell table:style-name="Table1.A2" office:value-type="string">
            <text:p text:style-name="P94">View 2</text:p>
          </table:table-cell>
          <table:table-cell table:style-name="Table1.B2" office:value-type="float" office:value="7">
            <text:p text:style-name="P94">7</text:p>
          </table:table-cell>
          <table:table-cell table:style-name="Table1.B2" office:value-type="float" office:value="16">
            <text:p text:style-name="P94">16</text:p>
          </table:table-cell>
          <table:table-cell table:style-name="Table1.B2" office:value-type="float" office:value="22">
            <text:p text:style-name="P94">22</text:p>
          </table:table-cell>
        </table:table-row>
        <table:table-row>
          <table:table-cell table:style-name="Table1.A2" office:value-type="string">
            <text:p text:style-name="P94">View 3</text:p>
          </table:table-cell>
          <table:table-cell table:style-name="Table1.B2" office:value-type="float" office:value="18">
            <text:p text:style-name="P94">18</text:p>
          </table:table-cell>
          <table:table-cell table:style-name="Table1.B2" office:value-type="float" office:value="13">
            <text:p text:style-name="P94">13</text:p>
          </table:table-cell>
          <table:table-cell table:style-name="Table1.B2" office:value-type="float" office:value="30">
            <text:p text:style-name="P94">30</text:p>
          </table:table-cell>
        </table:table-row>
        <table:table-row>
          <table:table-cell table:style-name="Table1.A6" office:value-type="string">
            <text:p text:style-name="P92"/>
          </table:table-cell>
          <table:table-cell table:style-name="Table1.B6">
            <text:p text:style-name="P92"/>
          </table:table-cell>
          <table:table-cell table:style-name="Table1.B6">
            <text:p text:style-name="P92"/>
          </table:table-cell>
          <table:table-cell table:style-name="Table1.B6">
            <text:p text:style-name="P92"/>
          </table:table-cell>
        </table:table-row>
      </table:table>
      <text:p text:style-name="P15"/>
      <text:p text:style-name="P52">The Mapping view is mapped to screengrid, not a camera. </text:p>
      <text:p text:style-name="P52"/>
      <text:p text:style-name="P15"/>
      <text:p text:style-name="P15"/>
      <text:p text:style-name="P54"><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1">In step 3 we perform the actual alignment of the screen. </text:p>
      <text:p text:style-name="P56"/>
      <text:p text:style-name="P56"><draw:frame draw:style-name="fr4" draw:name="Image7" text:anchor-type="char" svg:width="17cm" svg:height="10.28cm" draw:z-index="7"><draw:image xlink:href="Pictures/100000000000044A0000029862962D6E1A083B62.jpg" xlink:type="simple" xlink:show="embed" xlink:actuate="onLoad" draw:mime-type="image/jpeg"/></draw:frame></text:p>
      <text:p text:style-name="P59"><text:span text:style-name="T30">E</text:span><text:span text:style-name="T29">nsure Automap and Continuous </text:span><text:span text:style-name="T30">are both on</text:span><text:span text:style-name="T29">.</text:span></text:p>
      <text:p text:style-name="P54"/>
      <text:p text:style-name="P59"><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6"/>
      <text:p text:style-name="P54">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4"/>
      <text:p text:style-name="P60">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0"/>
      <text:p text:style-name="P60">Once the alignment is done press the calculate button. <text:s/>Once you are happy with the square <text:span text:style-name="T32">display the image.</text:span></text:p>
      <text:p text:style-name="P60"/>
      <text:p text:style-name="P63">In step 4 the amount of overlap is determined. <text:s/>As I had considerable image movement the amount of final overlap is minimised, this unfortunately comes at the cost of fully smoothed brightness.</text:p>
      <text:p text:style-name="P62"/>
      <text:p text:style-name="P62"><draw:frame draw:style-name="fr4" draw:name="Image18" text:anchor-type="char" svg:width="17cm" svg:height="9.989cm" draw:z-index="8"><draw:image xlink:href="Pictures/1000000100000448000002844CB4CB53972C8080.png" xlink:type="simple" xlink:show="embed" xlink:actuate="onLoad" draw:mime-type="image/png"/></draw:frame></text:p>
      <text:p text:style-name="P62">Step 6 was just clicked over as the projectors came form a common batch and colour matched nicely.</text:p>
      <text:p text:style-name="P62"/>
      <text:p text:style-name="P63"/>
      <text:p text:style-name="P62">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2"/>
      <text:p text:style-name="P54"><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4"/>
      <text:p text:style-name="P63">Step 8 exports the Procalib files and the selected simulator <text:span text:style-name="T33">files. <text:s/>Double check that the export folder is the one you want.</text:span></text:p>
      <text:p text:style-name="P62"/>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4">DO NOT FORGET TO SAVE YOUR PROJECT BEFORE EXITING!</text:p>
      <text:p text:style-name="Standard"/>
      <text:h text:style-name="P99" text:outline-level="1"><text:bookmark-start text:name="__RefHeading___Toc2037_3284228719"/>Immersaview Pro<text:bookmark-end text:name="__RefHeading___Toc2037_3284228719"/></text:h>
      <text:p text:style-name="P64"/>
      <text:p text:style-name="P65">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5"/>
      <text:p text:style-name="P65"><draw:frame draw:style-name="fr6" draw:name="Image11" text:anchor-type="char" svg:width="12.741cm" svg:height="8.987cm" draw:z-index="9"><draw:image xlink:href="Pictures/10000000000003F7000002CC27960EB9991AB02D.jpg" xlink:type="simple" xlink:show="embed" xlink:actuate="onLoad" draw:mime-type="image/jpeg"/></draw:frame></text:p>
      <text:p text:style-name="P65">If separate screens are needed (eg for MSFS 2020) then each screen has its own Procalib file,<text:span text:style-name="T34"> the file name encodes location </text:span>(eg 0, 3840, 7680)</text:p>
      <text:p text:style-name="P27"/>
      <text:p text:style-name="P27"><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6"><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6"/>
      <text:p text:style-name="P66">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6"/>
      <text:p text:style-name="P74">As the default keystrokes clash with DCS settings, using Ctl-Z and Shift-Ctrl-Z. <text:s/>Also disabled all other keystroke options in FlyElise Pro.</text:p>
      <text:p text:style-name="P65"/>
      <text:p text:style-name="P65"><draw:frame draw:style-name="fr7" draw:name="Image13" text:anchor-type="char" svg:x="0.27cm" svg:y="0.088cm" svg:width="7.622cm" svg:height="4.212cm" draw:z-index="11"><draw:image xlink:href="Pictures/10000000000001A2000000E7D922BA9137715626.jpg" xlink:type="simple" xlink:show="embed" xlink:actuate="onLoad" draw:mime-type="image/jpeg"/></draw:frame><draw:frame draw:style-name="fr7" draw:name="Image14" text:anchor-type="char" svg:x="8.968cm" svg:y="0.088cm" svg:width="7.777cm" svg:height="4.311cm" draw:z-index="12"><draw:image xlink:href="Pictures/100000000000019F000000E677D24B74EF70F6AC.jpg" xlink:type="simple" xlink:show="embed" xlink:actuate="onLoad" draw:mime-type="image/jpeg"/></draw:frame></text:p>
      <text:p text:style-name="P65"/>
      <text:h text:style-name="P98" text:outline-level="1"/>
      <text:h text:style-name="P99"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8"/>
      <text:p text:style-name="P67">Using Two config sets - </text:p>
      <text:p text:style-name="P67"><text:tab/>Config Set 1 – Single.procalib – Desktop and MSFS – <text:s/><text:span text:style-name="T7">Shift-Ctl-1 to select – NEED TO VALIDATE THIS ISN”T COLIDING WITH DCS KEYSTROKES</text:span></text:p>
      <text:p text:style-name="P67"><text:tab/>Config Set 2 – Multi.procalib – DCS – <text:span text:style-name="T7">Shift-Ctl-2 to select</text:span></text:p>
      <text:p text:style-name="P18"/>
      <text:p text:style-name="P18"/>
      <text:h text:style-name="P100" text:outline-level="1"><text:bookmark-start text:name="__RefHeading___Toc1161_3795089835"/>Configuring a Display Mask<text:bookmark-end text:name="__RefHeading___Toc1161_3795089835"/></text:h>
      <text:p text:style-name="P90"/>
      <text:p text:style-name="P91">A display mask will stop the project from displaying on items that you don’t want drawn on, for example the canopy bow on the pit.</text:p>
      <text:p text:style-name="P89">This is done on a per projector basis in Display Pro. <text:s/>When running Display Pro go into Warp <text:span text:style-name="T51">Setup</text:span>. <text:s/>Select Masking.</text:p>
      <text:p text:style-name="P89"><draw:frame draw:style-name="fr6" draw:name="Image28" text:anchor-type="char" svg:width="9.763cm" svg:height="7.551cm" draw:z-index="29"><draw:image xlink:href="Pictures/100000010000024B000001C62A9E8BD78BD75413.png" xlink:type="simple" xlink:show="embed" xlink:actuate="onLoad" draw:mime-type="image/png"/></draw:frame></text:p>
      <text:p text:style-name="P89">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89"><text:soft-page-break/>After drawing a polygon, press escape, you can then double click on the polygon and drag individual points around.</text:p>
      <text:p text:style-name="P91">You can then save the Drawing. <text:s/>This isn’t the mask used, you need to also save it as a bitmap. Once the bitmap is saved you can then select it.</text:p>
      <text:p text:style-name="P91">Press ESC to return to the Display Pro Screen and Save the Config file. Three Saves are needed, the drawing, bitmap, and the whole config file.</text:p>
      <text:p text:style-name="P91">Enable Warping to validate settings have taken. <text:s/>Have found I needed to exit and restart Display Pro. </text:p>
      <text:p text:style-name="P91">It looks like this can also be done in Calibration Pro</text:p>
      <text:p text:style-name="P91"><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89"/>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3"/>
      <text:p text:style-name="P43">Multiple Views was introduced mid-2022 for MSFS. Whilst currently not as capable as P3d or DCS, the multi-view capability is now functional enough to use.</text:p>
      <text:p text:style-name="P43"/>
      <text:p text:style-name="P43">Whilst the Fly Elise document has correct fragments it is confusing to setup. <text:s/>As with DCS the procalib files are the used for image warping. <text:s/>Additional steps are needed to get MSFS to work correctly.</text:p>
      <text:p text:style-name="P43"/>
      <text:p text:style-name="P43">At a high level the steps are:</text:p>
      <text:list text:style-name="L4">
        <text:list-item>
          <text:p text:style-name="P115">Set the MSFS 2020 Zoom value in Immersive Display Pro</text:p>
        </text:list-item>
        <text:list-item>
          <text:p text:style-name="P115">Configure default eye point for each aircraft</text:p>
        </text:list-item>
        <text:list-item>
          <text:p text:style-name="P115">Enable multi-view configuration (global setting)</text:p>
        </text:list-item>
        <text:list-item>
          <text:p text:style-name="P115">Optionally disable aircraft interior and exterior views</text:p>
        </text:list-item>
      </text:list>
      <text:p text:style-name="P43"/>
      <text:p text:style-name="P43">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3"/>
      <text:p text:style-name="P29">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5">Win<text:span text:style-name="T11">dow</text:span> 2 is left hand side</text:p>
      <text:p text:style-name="P75">Window 1 is righ<text:span text:style-name="T11">t</text:span> hand side</text:p>
      <text:p text:style-name="P11"/>
      <text:p text:style-name="P71">If the cursor is lost <text:span text:style-name="T11">in MSFS </text:span>the following keystro<text:span text:style-name="T8">k</text:span>e<text:span text:style-name="T8">s</text:span> may help</text:p>
      <text:p text:style-name="P71">CTL-Enter to fly</text:p>
      <text:p text:style-name="P71">END to exit flight</text:p>
      <text:p text:style-name="P71">Arrow Key to move between selections, <text:span text:style-name="T11">first press <text:s/>up up and the outline of the selection box should appear.</text:span></text:p>
      <text:p text:style-name="P71"/>
      <text:p text:style-name="P70">Camera View Adjustments</text:p>
      <text:p text:style-name="P70">Options → General Options → Camera</text:p>
      <text:p text:style-name="P70"><text:tab/>Disabled Camera Shake</text:p>
      <text:p text:style-name="P6"/>
      <text:h text:style-name="P105" text:outline-level="2"><text:bookmark-start text:name="__RefHeading___Toc1096_938958823"/><text:soft-page-break/>Configure Zoom in Immersive View Pro<text:bookmark-end text:name="__RefHeading___Toc1096_938958823"/></text:h>
      <text:p text:style-name="P87"/>
      <text:p text:style-name="P88">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120">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120"/>
      <text:p text:style-name="P120"><text:span text:style-name="T54">As of 2030424 the zoom is set to 60%</text:span>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88"/>
      <text:p text:style-name="P88"><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2"/>
      <text:p text:style-name="P72">This is a Global Setting and not done per aircraft. <text:s/><text:span text:style-name="T43">It can be copied from the MSFS Text file exported from Calibration Pro, however I found it was not usuable. <text:s/>The configuration is held is the following file.</text:span></text:p>
      <text:p text:style-name="P72"><text:s/></text:p>
      <text:p text:style-name="P77">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11.582cm" svg:height="8.904cm" draw:z-index="14"><draw:image xlink:href="Pictures/100000010000026B000001DC2412705B07FBC060.png" xlink:type="simple" xlink:show="embed" xlink:actuate="onLoad" draw:mime-type="image/png"/></draw:frame><text:soft-page-break/></text:p>
      <text:p text:style-name="P84">NOTE – WindowCustom2 is not active – used for top down view for helicopter.</text:p>
      <text:p text:style-name="P73"><draw:frame text:anchor-type="paragraph" draw:z-index="27" draw:name="Text Frame 1" draw:style-name="gr1" draw:text-style-name="P121" svg:width="15.565cm" svg:height="13.616cm" svg:x="0.162cm" svg:y="0.236cm"><draw:text-box><text:p><text:span text:style-name="T57"><text:tab/></text:span><text:span text:style-name="T57">WindowActive 1</text:span></text:p><text:p><text:span text:style-name="T57"><text:tab/></text:span><text:span text:style-name="T57">Resolution 1594 1383</text:span></text:p><text:p><text:span text:style-name="T57"><text:tab/></text:span><text:span text:style-name="T57">FullScreenResolution 3840 2160</text:span></text:p><text:p><text:span text:style-name="T57"><text:tab/></text:span><text:span text:style-name="T57">PosX 4435</text:span></text:p><text:p><text:span text:style-name="T57"><text:tab/></text:span><text:span text:style-name="T57">PosY 316</text:span></text:p><text:p><text:span text:style-name="T57"><text:tab/></text:span><text:span text:style-name="T57">WindowCustom0.Monitor 1</text:span></text:p><text:p><text:span text:style-name="T57"><text:tab/></text:span><text:span text:style-name="T57">WindowCustom0.Windowed 1</text:span></text:p><text:p><text:span text:style-name="T57"><text:tab/></text:span><text:span text:style-name="T57">WindowCustom0.FullscreenBorderless 1</text:span></text:p><text:p><text:span text:style-name="T57"><text:tab/></text:span><text:span text:style-name="T57">WindowCustom0.WindowActive 1</text:span></text:p><text:p><text:span text:style-name="T57"><text:tab/></text:span><text:span text:style-name="T57">WindowCustom0.Resolution 3840 2160</text:span></text:p><text:p><text:span text:style-name="T57"><text:tab/></text:span><text:span text:style-name="T57">WindowCustom0.FullScreenResolution 3840 2160</text:span></text:p><text:p><text:span text:style-name="T57"><text:tab/></text:span><text:span text:style-name="T57">WindowCustom0.PosX 7831</text:span></text:p><text:p><text:span text:style-name="T57"><text:tab/></text:span><text:span text:style-name="T57">WindowCustom0.PosY 261</text:span></text:p><text:p><text:span text:style-name="T57"><text:tab/></text:span><text:span text:style-name="T57">WindowCustom0.CameraDegRotationAdd 3.300000 70.000000 6.200000</text:span></text:p><text:p><text:span text:style-name="T57"><text:tab/></text:span><text:span text:style-name="T57">WindowCustom1.Monitor 0</text:span></text:p><text:p><text:span text:style-name="T57"><text:tab/></text:span><text:span text:style-name="T57">WindowCustom1.Windowed 1</text:span></text:p><text:p><text:span text:style-name="T57"><text:tab/></text:span><text:span text:style-name="T57">WindowCustom1.FullscreenBorderless 1</text:span></text:p><text:p><text:span text:style-name="T57"><text:tab/></text:span><text:span text:style-name="T57">WindowCustom1.WindowActive 1</text:span></text:p><text:p><text:span text:style-name="T57"><text:tab/></text:span><text:span text:style-name="T57">WindowCustom1.Resolution 1902 991</text:span></text:p><text:p><text:span text:style-name="T57"><text:tab/></text:span><text:span text:style-name="T57">WindowCustom1.FullScreenResolution 3840 2160</text:span></text:p><text:p><text:span text:style-name="T57"><text:tab/></text:span><text:span text:style-name="T57">WindowCustom1.PosX 287</text:span></text:p><text:p><text:span text:style-name="T57"><text:tab/></text:span><text:span text:style-name="T57">WindowCustom1.PosY 630</text:span></text:p><text:p><text:span text:style-name="T57"><text:tab/></text:span><text:span text:style-name="T57">WindowCustom1.CameraDegRotationAdd 2.600000 -60.700001 -6.300000</text:span></text:p><text:p><text:span text:style-name="T57"><text:tab/></text:span><text:span text:style-name="T57">WindowCustom2.Monitor 3</text:span></text:p><text:p><text:span text:style-name="T57"><text:tab/></text:span><text:span text:style-name="T57">WindowCustom2.Windowed 0</text:span></text:p><text:p><text:span text:style-name="T57"><text:tab/></text:span><text:span text:style-name="T57">WindowCustom2.FullscreenBorderless 1</text:span></text:p><text:p><text:span text:style-name="T57"><text:tab/></text:span><text:span text:style-name="T57">WindowCustom2.WindowActive 0</text:span></text:p><text:p><text:span text:style-name="T57"><text:tab/></text:span><text:span text:style-name="T57">WindowCustom2.Resolution 1920 1009</text:span></text:p><text:p><text:span text:style-name="T57"><text:tab/></text:span><text:span text:style-name="T57">WindowCustom2.FullScreenResolution 3840 2160</text:span></text:p><text:p><text:span text:style-name="T57"><text:tab/></text:span><text:span text:style-name="T57">WindowCustom2.PosX 13440</text:span></text:p><text:p><text:span text:style-name="T57"><text:tab/></text:span><text:span text:style-name="T57">WindowCustom2.PosY 23</text:span></text:p><text:p><text:span text:style-name="T57"><text:tab/></text:span><text:span text:style-name="T57">WindowCustom2.CameraDegRotationAdd -68.500000 0.000000 0.000000</text:span></text:p><text:p><text:span text:style-name="T57"><text:tab/></text:span><text:span text:style-name="T57">AntiAliasing TAA</text:span></text:p><text:p><text:span text:style-name="T57"><text:tab/></text:span><text:span text:style-name="T57">DLSSMode AUTO</text:span></text:p></draw:text-box></draw:frame></text:p>
      <text:p text:style-name="P73"/>
      <text:p text:style-name="P73"><text:soft-page-break/><text:span text:style-name="T43">I ended up using the GUI in MSFS, it is found in the Experimental Features area. <text:s/>An addition</text:span><text:span text:style-name="T44">al </text:span><text:span text:style-name="T43">two Cameras are used. <text:s/></text:span></text:p>
      <text:p text:style-name="P73"/>
      <text:p text:style-name="P82">Start a flight, ideally positioning your self in a location where taxi/runway lines extend to the right and left. Press escape in the flight and go to options, experimental options.</text:p>
      <text:p text:style-name="P82"/>
      <text:p text:style-name="P73"><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0"/>
      <text:p text:style-name="P80"><text:span text:style-name="T45">Roughly position the camera</text:span><text:span text:style-name="T46">s using the GUI, they will be fine tuned later using the scenery mod that provides a number of lines as calibration points. <text:s/></text:span></text:p>
      <text:p text:style-name="P81"/>
      <text:p text:style-name="P81"><draw:frame draw:style-name="fr1" draw:name="Image5" text:anchor-type="char" svg:width="17cm" svg:height="4.479cm" draw:z-index="15"><draw:image xlink:href="Pictures/1000000100000276000000A6653FC8D0A01453BC.png" xlink:type="simple" xlink:show="embed" xlink:actuate="onLoad" draw:mime-type="image/png"/></draw:frame></text:p>
      <text:p text:style-name="P81"/>
      <text:h text:style-name="P106" text:outline-level="2"/>
      <text:h text:style-name="P108" text:outline-level="2"><text:bookmark-start text:name="__RefHeading___Toc1100_938958823"/>Disable Interior View<text:bookmark-end text:name="__RefHeading___Toc1100_938958823"/></text:h>
      <text:p text:style-name="P72"/>
      <text:p text:style-name="P72">This stops MSFS displaying the aircraft interior view and is done for each aircraft. <text:s/>In earlier releases this prevents enabling Nose Wheel Steering for the Hornet, have not validated if this has been addressed in later builds.</text:p>
      <text:p text:style-name="P72"/>
      <text:p text:style-name="P72">File Location:</text:p>
      <text:p text:style-name="P76">C:\Users\bnepe\AppData\Local\Packages\Microsoft.FlightSimulator_8wekyb3d8bbwe\LocalCache\Packages\Official\OneStore\microsoft-aircraft-bell407\SimObjects\Airplanes\microsoft-aircraft-bell407\model\model.CFG</text:p>
      <text:p text:style-name="P22"/>
      <text:p text:style-name="P28">Modify Aircra<text:span text:style-name="T11">f</text:span>t model.cfg file to remote inter<text:span text:style-name="T11">i</text:span>or and exterior from view</text:p>
      <text:p text:style-name="P28"/>
      <text:p text:style-name="P28"/>
      <text:p text:style-name="P28"><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2"/>
      <text:h text:style-name="P107" text:outline-level="2"/>
      <text:h text:style-name="P109" text:outline-level="2"><text:bookmark-start text:name="__RefHeading___Toc1102_938958823"/>Modify the <text:span text:style-name="T44">Aircraft </text:span>Camera Definition<text:bookmark-end text:name="__RefHeading___Toc1102_938958823"/></text:h>
      <text:p text:style-name="P82">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2"/>
      <text:p text:style-name="P85">If this is not set correctly the Horizon will not be flat, as a quick workaround adjust the view up and down with the view hat on the joystick, ultimately best to correctly set the camera in the config file.</text:p>
      <text:p text:style-name="P82"/>
      <text:p text:style-name="P79">NOTE Camera definitions are not read on each flight – instead it appears to you have exit the Sim</text:p>
      <text:p text:style-name="P32"/>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2"><draw:frame text:anchor-type="paragraph" draw:z-index="26" draw:name="Text Frame 2" draw:style-name="gr2" draw:text-style-name="P121" svg:width="16.103cm" svg:height="6.719cm" svg:x="0.441cm" svg:y="0.078cm"><draw:text-box><text:p><text:span text:style-name="T58">[CAMERADEFINITION.0]</text:span></text:p><text:p><text:span text:style-name="T58">Title ="Pilot"</text:span></text:p><text:p><text:span text:style-name="T58">Guid ="{195EAB58-9E4A-1E2A-A34C-A8D9D948F078}"</text:span></text:p><text:p><text:span text:style-name="T58">Description =""</text:span></text:p><text:p><text:span text:style-name="T58">Origin ="Virtual Cockpit"</text:span></text:p><text:p><text:span text:style-name="T58">AllowZoom =1</text:span></text:p><text:p><text:span text:style-name="T58">InitialZoom =1.0</text:span></text:p><text:p><text:span text:style-name="T58"/></text:p><text:p><text:span text:style-name="T58">Category ="Cockpit"</text:span></text:p><text:p><text:span text:style-name="T58">SubCategory ="Pilot"</text:span></text:p><text:p><text:span text:style-name="T58">SubCategoryItem ="DefaultPilot"</text:span></text:p><text:p><text:span text:style-name="T58">PitchPanRate =20</text:span></text:p><text:p><text:span text:style-name="T58">HeadingPanRate =60</text:span></text:p><text:p><text:span text:style-name="T58">InitialXyz = 0.56, -0.08, 2.5</text:span></text:p><text:p><text:span text:style-name="T58">; These values are on reread on each flight either exit the Sim</text:span></text:p><text:p><text:span text:style-name="T58">InitialPbh = 5, 0, 0</text:span></text:p></draw:text-box></draw:frame></text:p>
      <text:p text:style-name="P22"/>
      <text:p text:style-name="P22"/>
      <text:h text:style-name="P101" text:outline-level="1"/>
      <text:h text:style-name="P102" text:outline-level="1"><text:bookmark-start text:name="__RefHeading___Toc1870_911875782"/>MSFS Triple Screen Calibration utility<text:bookmark-end text:name="__RefHeading___Toc1870_911875782"/></text:h>
      <text:p text:style-name="P22"/>
      <text:p text:style-name="P25">A simple scenery mod to help with the visual alignment of Triple screens for MSFS in SU10 beta. <text:s/><text:span text:style-name="T47">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1">Download =- unzip and then copy to community folder.</text:p>
      <text:p text:style-name="P31"/>
      <text:p text:style-name="P31"><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30"/>
      <text:p text:style-name="P30"><draw:frame draw:style-name="fr1" draw:name="Image6" text:anchor-type="char" svg:width="17cm" svg:height="9.479cm" draw:z-index="16"><draw:image xlink:href="Pictures/100000010000045F000002706DD82A8E2A386E13.png" xlink:type="simple" xlink:show="embed" xlink:actuate="onLoad" draw:mime-type="image/png"/></draw:frame></text:p>
      <text:p text:style-name="P22"/>
      <text:p text:style-name="P83">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3"/>
      <text:p text:style-name="P83">Probably a good idea to grab the views from the UserCfg.opt file</text:p>
      <text:p text:style-name="P83"/>
      <text:p text:style-name="P78">C:\Users\bnepe\AppData\Local\Packages\Microsoft.FlightSimulator_8wekyb3d8bbwe\LocalCache\UserCfg.opt</text:p>
      <text:p text:style-name="P116"/>
      <text:p text:style-name="P117">Saving Configuration Files</text:p>
      <text:p text:style-name="P118"/>
      <text:p text:style-name="P118">A simple batch file copys the relevant configuration files to <text:a xlink:type="simple" xlink:href="../../../../../../../XFER" text:style-name="Internet_20_link" text:visited-style-name="Visited_20_Internet_20_Link">C:\XFER</text:a>, where they then can be copied to the github repo.</text:p>
      <text:p text:style-name="P118"/>
      <text:p text:style-name="P118"><text:span text:style-name="T56">copy C:\Users\bnepe\AppData\Local\Packages\Microsoft.FlightSimulator_8wekyb3d8bbwe\LocalCache\Packages\Official\OneStore\microsoft-aircraft-bell407\SimObjects\Airplanes\microsoft-aircraft-bell407\model\model.CFG c:\xfer\407</text:span></text:p>
      <text:p text:style-name="P118"><text:soft-page-break/><text:span text:style-name="T56"/></text:p>
      <text:p text:style-name="P119">copy C:\Users\bnepe\AppData\Local\Packages\Microsoft.FlightSimulator_8wekyb3d8bbwe\LocalCache\Packages\Official\OneStore\microsoft-aircraft-bell407\SimObjects\Airplanes\microsoft-aircraft-bell407\cameras.cfg c:\xfer\407</text:p>
      <text:p text:style-name="P119"/>
      <text:p text:style-name="P119">copy C:\Users\bnepe\AppData\Local\Packages\Microsoft.FlightSimulator_8wekyb3d8bbwe\LocalCache\UserCfg.opt c:\xfer</text:p>
      <text:p text:style-name="P119">xcopy c:\xfer . /s</text:p>
      <text:p text:style-name="P119">pause</text:p>
      <text:h text:style-name="P103" text:outline-level="1"><text:bookmark-start text:name="__RefHeading___Toc1163_3795089835"/>CMDNET <text:bookmark-end text:name="__RefHeading___Toc1163_3795089835"/></text:h>
      <text:p text:style-name="P69"/>
      <text:p text:style-name="P68">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8"/>
      <text:p text:style-name="P2"/>
      <text:h text:style-name="P104" text:outline-level="1"><text:bookmark-start text:name="__RefHeading___Toc2045_3284228719"/>Fault finding with ATI Card<text:bookmark-end text:name="__RefHeading___Toc2045_3284228719"/></text:h>
      <text:p text:style-name="P10"/>
      <text:p text:style-name="P95"><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95"><text:span text:style-name="T52">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span></text:p>
      <text:p text:style-name="P47"/>
      <text:p text:style-name="P46">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7"/>
      <text:p text:style-name="P47">If only a s<text:span text:style-name="T11">ing</text:span>le cursor is present and MSFS 2020 is running slowly – shutdown and restart the computer – you will usually identify if there is an issue with the speed of the hanger doors</text:p>
      <text:p text:style-name="P47"/>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6">If you have rearranged the screens, Display Pro will warn about not having a matching configuring, check the position display in Display Pro to validate they are correctly aligned, eg all sitting in at the same level.</text:p>
      <text:p text:style-name="P86"/>
      <text:p text:style-name="P86">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24T10:35:57.841000000</dc:date>
    <meta:editing-duration>PT6H9M9S</meta:editing-duration>
    <meta:editing-cycles>66</meta:editing-cycles>
    <meta:generator>LibreOffice/7.4.6.2$Windows_X86_64 LibreOffice_project/5b1f5509c2decdade7fda905e3e1429a67acd63d</meta:generator>
    <meta:print-date>2023-04-16T06:47:56.071999442</meta:print-date>
    <meta:document-statistic meta:table-count="1" meta:image-count="28" meta:object-count="0" meta:page-count="28" meta:paragraph-count="214" meta:word-count="4027" meta:character-count="24702" meta:non-whitespace-character-count="20744"/>
  </office:meta>
</office:document-meta>
</file>